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Times New Roman1" fo:font-size="16pt" fo:font-weight="bold" officeooo:rsid="01eec267" officeooo:paragraph-rsid="0014b27c" style:font-name-asian="Microsoft YaHei" style:font-size-asian="16pt" style:font-weight-asian="bold" style:font-name-complex="Arial" style:font-size-complex="16pt" style:font-weight-complex="bold"/>
    </style:style>
    <style:style style:name="P2" style:family="paragraph" style:parent-style-name="Text_20_body">
      <style:text-properties officeooo:rsid="01fb3b89" officeooo:paragraph-rsid="0014b27c"/>
    </style:style>
    <style:style style:name="P3" style:family="paragraph" style:parent-style-name="Text_20_body">
      <style:text-properties officeooo:rsid="01f108d3" officeooo:paragraph-rsid="0014b27c"/>
    </style:style>
    <style:style style:name="P4" style:family="paragraph" style:parent-style-name="Text_20_body">
      <style:text-properties style:font-name="Times New Roman" officeooo:rsid="01f2c80e" officeooo:paragraph-rsid="0014b27c"/>
    </style:style>
    <style:style style:name="P5" style:family="paragraph" style:parent-style-name="Text_20_body">
      <style:text-properties officeooo:rsid="01fc78eb" officeooo:paragraph-rsid="0014b27c"/>
    </style:style>
    <style:style style:name="P6" style:family="paragraph" style:parent-style-name="Text_20_body">
      <style:text-properties officeooo:rsid="01fe199f" officeooo:paragraph-rsid="0014b27c"/>
    </style:style>
    <style:style style:name="P7" style:family="paragraph" style:parent-style-name="Text_20_body">
      <style:text-properties officeooo:paragraph-rsid="0014b27c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officeooo:paragraph-rsid="0014b27c"/>
    </style:style>
    <style:style style:name="P9" style:family="paragraph" style:parent-style-name="Text_20_body" style:master-page-name="">
      <loext:graphic-properties draw:fill="none"/>
      <style:paragraph-properties fo:margin-left="0in" fo:margin-right="0in" fo:margin-top="0in" fo:margin-bottom="0in" loext:contextual-spacing="false" fo:line-height="200%" fo:text-indent="0.5in" style:auto-text-indent="false" style:page-number="auto" fo:background-color="transparent"/>
      <style:text-properties style:text-underline-style="none" officeooo:rsid="01f78a21" officeooo:paragraph-rsid="0014b27c"/>
    </style:style>
    <style:style style:name="P10" style:family="paragraph" style:parent-style-name="code">
      <style:text-properties officeooo:rsid="01f2c80e" officeooo:paragraph-rsid="0014b27c"/>
    </style:style>
    <style:style style:name="P11" style:family="paragraph" style:parent-style-name="code">
      <style:text-properties officeooo:rsid="01f9eee2" officeooo:paragraph-rsid="0014b27c"/>
    </style:style>
    <style:style style:name="P12" style:family="paragraph" style:parent-style-name="code">
      <style:text-properties officeooo:rsid="01fe199f" officeooo:paragraph-rsid="0014b27c"/>
    </style:style>
    <style:style style:name="P13" style:family="paragraph" style:parent-style-name="code">
      <style:text-properties officeooo:rsid="01f78a21" officeooo:paragraph-rsid="0014b27c"/>
    </style:style>
    <style:style style:name="P14" style:family="paragraph" style:parent-style-name="code">
      <style:text-properties officeooo:rsid="01f87cad" officeooo:paragraph-rsid="0014b27c"/>
    </style:style>
    <style:style style:name="P15" style:family="paragraph" style:parent-style-name="code">
      <style:text-properties officeooo:rsid="01fc78eb" officeooo:paragraph-rsid="0014b27c"/>
    </style:style>
    <style:style style:name="P16" style:family="paragraph" style:parent-style-name="code">
      <style:text-properties officeooo:paragraph-rsid="0014b27c"/>
    </style:style>
    <style:style style:name="T1" style:family="text">
      <style:text-properties officeooo:rsid="0181e092"/>
    </style:style>
    <style:style style:name="T2" style:family="text">
      <style:text-properties officeooo:rsid="01eec267"/>
    </style:style>
    <style:style style:name="T3" style:family="text">
      <style:text-properties style:font-name="Times New Roman"/>
    </style:style>
    <style:style style:name="T4" style:family="text">
      <style:text-properties style:font-name="Times New Roman" officeooo:rsid="01eec267"/>
    </style:style>
    <style:style style:name="T5" style:family="text">
      <style:text-properties style:font-name="Times New Roman" officeooo:rsid="01fb3b89"/>
    </style:style>
    <style:style style:name="T6" style:family="text">
      <style:text-properties style:font-name="Times New Roman" officeooo:rsid="01f2c80e"/>
    </style:style>
    <style:style style:name="T7" style:family="text">
      <style:text-properties style:font-name="Times New Roman" officeooo:rsid="01d5c010"/>
    </style:style>
    <style:style style:name="T8" style:family="text">
      <style:text-properties style:font-name="Times New Roman" officeooo:rsid="01fa7f71"/>
    </style:style>
    <style:style style:name="T9" style:family="text">
      <style:text-properties style:font-name="Times New Roman" officeooo:rsid="01f78a21"/>
    </style:style>
    <style:style style:name="T10" style:family="text">
      <style:text-properties style:font-name="Times New Roman" officeooo:rsid="01f87cad"/>
    </style:style>
    <style:style style:name="T11" style:family="text">
      <style:text-properties style:font-name="Times New Roman" officeooo:rsid="01fc78eb"/>
    </style:style>
    <style:style style:name="T12" style:family="text">
      <style:text-properties officeooo:rsid="01d5c010"/>
    </style:style>
    <style:style style:name="T13" style:family="text">
      <style:text-properties style:text-underline-style="none" officeooo:rsid="01f2c80e"/>
    </style:style>
    <style:style style:name="T14" style:family="text">
      <style:text-properties style:text-underline-style="none" officeooo:rsid="01f78a21"/>
    </style:style>
    <style:style style:name="T15" style:family="text">
      <style:text-properties style:text-underline-style="none" officeooo:rsid="01e57ab9"/>
    </style:style>
    <style:style style:name="T16" style:family="text">
      <style:text-properties officeooo:rsid="01f78a21"/>
    </style:style>
    <style:style style:name="T17" style:family="text">
      <style:text-properties officeooo:rsid="01fe199f"/>
    </style:style>
    <style:style style:name="T18" style:family="text">
      <style:text-properties style:font-name="Courier New" officeooo:rsid="01f87cad"/>
    </style:style>
    <style:style style:name="T19" style:family="text">
      <style:text-properties style:font-name="Courier New" officeooo:rsid="01fe199f"/>
    </style:style>
    <style:style style:name="T20" style:family="text">
      <style:text-properties officeooo:rsid="01f87cad"/>
    </style:style>
    <style:style style:name="T21" style:family="text">
      <style:text-properties officeooo:rsid="01f9eee2"/>
    </style:style>
    <style:style style:name="T22" style:family="text">
      <style:text-properties officeooo:rsid="01fc78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L</text:span>ogical Programming Elements</text:h>
      <text:p text:style-name="P7"><text:span text:style-name="T2">The logical programming aspect of SCOEL will be handled by SCOEL_Logic object and is a singleton. <text:s/>Therefore, no matter how many times it is created, it will always refer to the same object which is handling the data for SCOEL’s logical programming. <text:s/>The Prolog programming language </text:span><text:span text:style-name="T4">will be</text:span><text:span text:style-name="T2"> used as a model for creating a subset of logical functions and predicates. <text:s/>The most basic predicate which can be defined in logical programming is a fact. <text:s/></text:span></text:p>
      <text:p text:style-name="P3"><text:span text:style-name="T5">First</text:span><text:span text:style-name="T3"> there needs a record created to store the fact. <text:s/></text:span><text:span text:style-name="T6">The following line defines a record called room with one piece of information in the record, called name.</text:span></text:p>
      <text:p text:style-name="P16">record room(name)</text:p>
      <text:p text:style-name="P16"/>
      <text:p text:style-name="P4">After this has been done, rooms can be stored in the logic object by first creating a room record with an appropriate name. <text:s/></text:p>
      <text:p text:style-name="P10">kitchen :- room(“Kitchen”)</text:p>
      <text:p text:style-name="P11">living :- room(“Living Room”)</text:p>
      <text:p text:style-name="P16"/>
      <text:p text:style-name="P8"><text:span text:style-name="T12"><text:tab/>Notice the assignment uses the :- operator. <text:s/>When the logical assignment operator is used, the system checks to make sure the SCOEL_Logic object has been created and assigned to the variable ‘logic’. <text:s/>The same operator is used to define relationships and queries, which will be discussed later. <text:s/>Predicates for f</text:span><text:span text:style-name="T13">acts can have any number of arguments </text:span><text:span text:style-name="T14">and are similar to records in a database. <text:s/></text:span><text:span text:style-name="T12">Each </text:span><text:span text:style-name="T7">p</text:span><text:span text:style-name="T8">redicate</text:span><text:span text:style-name="T12"> is stored as a record in a table called </text:span><text:span text:style-name="T7">p</text:span><text:span text:style-name="T8">redicates</text:span><text:span text:style-name="T12"> in the logic or </text:span><text:span text:style-name="T15">SCOEL_Logic object. <text:s/></text:span></text:p>
      <text:p text:style-name="P9">Relationships are also predicates which are stored as records. <text:s/>Again, they need to be defined in advance. <text:s/>If we want to locate things in the kitchen, we will have to create an object record and a location record.</text:p>
      <text:p text:style-name="P16"><text:span text:style-name="T16">r</text:span>ecord object(name)</text:p>
      <text:p text:style-name="P12">record food(name)</text:p>
      <text:p text:style-name="P13">record location(room, object)</text:p>
      <text:p text:style-name="P13"/>
      <text:p text:style-name="P7"><text:span text:style-name="T16">Then we need to </text:span><text:span text:style-name="T9">d</text:span><text:span text:style-name="T10">efine</text:span><text:span text:style-name="T16"> them and add them to the logic object. <text:s/>In this example, the table and the couch are assigned to their appropriate variable. <text:s/>The location relationships are not assigned to a variable. <text:s/>It is not necessary to assign a predicate to a variable if it is not planned to be referenced directly. <text:s/>In this case the addPredicate() method is called and is passed a location record.</text:span></text:p>
      <text:p text:style-name="P14">table :- object(“Table”)</text:p>
      <text:p text:style-name="P14">logic.addPredicate(location(kitchen, table))</text:p>
      <text:p text:style-name="P16"><text:span text:style-name="T17">apple :- </text:span><text:span text:style-name="T18">f</text:span><text:span text:style-name="T19">ood</text:span><text:span text:style-name="T17">(“Apple”)</text:span></text:p>
      <text:p text:style-name="P16"><text:span text:style-name="T20">logic.addPredicate(location(kitchen, </text:span><text:span text:style-name="T18">a</text:span><text:span text:style-name="T19">pple</text:span><text:span text:style-name="T20">))</text:span></text:p>
      <text:p text:style-name="P14"><text:span text:style-name="T21">couch</text:span> :- object(“<text:span text:style-name="T21">Couch</text:span>”)</text:p>
      <text:p text:style-name="P14">logic.addPredicate(location(<text:span text:style-name="T21">living</text:span>, <text:span text:style-name="T21">couch</text:span>))</text:p>
      <text:p text:style-name="P14"/>
      <text:p text:style-name="P2"><text:soft-page-break/>Queries are used to identify facts and other information which matches a set of criteria. <text:s/>For example if someone wanted to see all the rooms that have been entered they could enter:</text:p>
      <text:p text:style-name="P15">local x</text:p>
      <text:p text:style-name="P16">?- room(x)</text:p>
      <text:p text:style-name="P16"/>
      <text:p text:style-name="P7"><text:span text:style-name="T22">The question ?- operator signifies that a query is being performed. The ‘x’ being an unassigned variable, will be <text:s/>recognized as &amp;null and therefore the query is looking for all the </text:span><text:span text:style-name="T11">predicates</text:span><text:span text:style-name="T22"> which will match any value for ‘x’. <text:s/>In this case it would be the list:</text:span></text:p>
      <text:p text:style-name="P5">[[Kitchen], [Living Room]]</text:p>
      <text:p text:style-name="P5">Had ‘x’ been assigned a value such as “basement” it would return &amp;null, but if it was assigned “Kitchen”) then it would return the kitchen record.</text:p>
      <text:p text:style-name="P6">Compound queries can also be created by several queries in a row separated by commas.</text:p>
      <text:p text:style-name="P16">local x</text:p>
      <text:p text:style-name="P16">?- <text:span text:style-name="T17">location(kitchen, x), object(x)</text:span></text:p>
      <text:p text:style-name="P16"/>
      <text:p text:style-name="P6">In this case the query is performed on all the location predicates who’s first argument is kitchen and the second argument can be anything, resulting in [[Table], [Apple]]. Then the second query of any object predicates which was part of the previous query’s result, resulting in [[Table]] as apple is a food predicate, not an object predicate.</text:p>
      <text:p text:style-name="P2">The logic programming class will provide a set of powerful tools for the programmer to analyze relationships between terms and concepts discovered in the information extraction proces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Times New Roman1" fo:font-family="'Times New Roman'" style:font-style-name="Bold" style:font-family-generic="roman" style:font-pitch="variable" fo:font-size="16pt" fo:font-weight="bold" officeooo:rsid="01d596ef" style:font-name-asian="Microsoft YaHei" style:font-family-asian="'Microsoft YaHei'" style:font-family-generic-asian="system" style:font-pitch-asian="variable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code" style:family="paragraph" style:parent-style-name="Text_20_body_20_indent" style:master-page-name="">
      <style:paragraph-properties fo:margin-left="0.5in" fo:margin-right="0in" fo:margin-top="0in" fo:margin-bottom="0in" loext:contextual-spacing="false" fo:line-height="100%" fo:text-indent="0in" style:auto-text-indent="false" style:page-number="auto">
        <style:tab-stops/>
      </style:paragraph-properties>
      <style:text-properties style:font-name="Courier New" fo:font-family="'Courier New'" style:font-style-name="Regular" style:font-family-generic="modern" style:font-pitch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21:50:05.671387555</meta:creation-date>
    <dc:date>2021-05-04T21:51:06.615968350</dc:date>
    <meta:editing-duration>PT1M1S</meta:editing-duration>
    <meta:editing-cycles>1</meta:editing-cycles>
    <meta:document-statistic meta:table-count="0" meta:image-count="0" meta:object-count="0" meta:page-count="2" meta:paragraph-count="30" meta:word-count="567" meta:character-count="3495" meta:non-whitespace-character-count="2934"/>
    <meta:generator>LibreOffice/6.4.7.2$Linux_X86_64 LibreOffice_project/40$Build-2</meta:generator>
  </office:meta>
</office:document-meta>
</file>